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E.incr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Properties.filter( String stringToFil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TE.STATE( int star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roperties.AntProperties( Propertie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Properties.putAllProperties( Map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tProperties.load( InputStream arg0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ntProperties.An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roperties.setProperty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isStringNOTTo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Properties.put( Object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TE.isStringTo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